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75cm" fo:min-width="13.9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0.2cm"/>
    </style:style>
    <style:style style:name="gr3" style:family="graphic" style:parent-style-name="objectwithoutfill">
      <style:graphic-properties draw:marker-end="Arrow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textarea-horizontal-align="justify" draw:textarea-vertical-align="middle" draw:auto-grow-height="false" fo:min-height="0.472cm" fo:min-width="1.122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85cm" fo:min-width="5.2cm"/>
    </style:style>
    <style:style style:name="gr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85cm" fo:min-width="4.2cm"/>
    </style:style>
    <style:style style:name="gr9" style:family="graphic" style:parent-style-name="objectwithoutfill">
      <style:graphic-properties draw:stroke="dash" draw:stroke-dash="Fine_20_Dashed" draw:marker-end="Arrow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  <style:text-properties fo:font-size="12pt"/>
    </style:style>
    <style:style style:name="P9" style:family="paragraph">
      <loext:graphic-properties draw:fill="none" draw:fill-color="#ffffff"/>
      <style:paragraph-properties fo:text-align="end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cm" svg:height="16cm" svg:x="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7cm" svg:height="1.1cm" svg:x="5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7cm" svg:height="1.1cm" svg:x="5cm" svg:y="13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0.7cm" svg:height="1.1cm" svg:x="8.9cm" svg:y="10.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5.35cm" svg:y1="8.5cm" svg:x2="5.35cm" svg:y2="13.15cm" draw:start-shape="id1" draw:start-glue-point="2" draw:end-shape="id2" draw:end-glue-point="0" svg:d="M5350 8500v4650" svg:viewBox="0 0 1 4651">
          <text:p/>
        </draw:connector>
        <draw:connector draw:style-name="gr3" draw:text-style-name="P3" draw:layer="layout" draw:type="curve" svg:x1="5.35cm" svg:y1="8.5cm" svg:x2="9.25cm" svg:y2="10.7cm" draw:start-shape="id1" draw:start-glue-point="2" draw:end-shape="id3" draw:end-glue-point="0" svg:d="M5350 8500c0 1650 3900 550 3900 2200" svg:viewBox="0 0 3901 2201">
          <text:p/>
        </draw:connector>
        <draw:custom-shape draw:style-name="gr2" draw:text-style-name="P2" xml:id="id4" draw:id="id4" draw:layer="layout" svg:width="0.7cm" svg:height="1.1cm" svg:x="5cm" svg:y="4.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5.35cm" svg:y1="6cm" svg:x2="5.35cm" svg:y2="7.4cm" draw:start-shape="id4" draw:start-glue-point="2" draw:end-shape="id1" draw:end-glue-point="0" svg:d="M5350 6000v1400" svg:viewBox="0 0 1 1401">
          <text:p/>
        </draw:connector>
        <draw:frame draw:style-name="gr4" draw:text-style-name="P5" draw:layer="layout" svg:width="2.7cm" svg:height="0.725cm" svg:x="6cm" svg:y="7.5cm">
          <draw:text-box>
            <text:p text:style-name="P4">fork()</text:p>
          </draw:text-box>
        </draw:frame>
        <draw:frame draw:style-name="gr4" draw:text-style-name="P5" draw:layer="layout" svg:width="2.7cm" svg:height="0.725cm" svg:x="6cm" svg:y="5.2cm">
          <draw:text-box>
            <text:p text:style-name="P4">pipe(fd[])</text:p>
          </draw:text-box>
        </draw:frame>
        <draw:frame draw:style-name="gr4" draw:text-style-name="P5" draw:layer="layout" svg:width="2.7cm" svg:height="0.725cm" svg:x="9.9cm" svg:y="13.338cm">
          <draw:text-box>
            <text:p text:style-name="P4"><text:span text:style-name="T1">execv()</text:span></text:p>
          </draw:text-box>
        </draw:frame>
        <draw:custom-shape draw:style-name="gr5" draw:text-style-name="P6" xml:id="id6" draw:id="id6" draw:layer="layout" svg:width="1.7cm" svg:height="0.8cm" svg:x="8.4cm" svg:y="15.7cm">
          <text:p text:style-name="P6">exit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9.25cm" svg:y1="14.25cm" svg:x2="9.25cm" svg:y2="15.7cm" draw:start-shape="id5" draw:start-glue-point="2" draw:end-shape="id6" draw:end-glue-point="0" svg:d="M9250 14250v1450" svg:viewBox="0 0 1 1451">
          <text:p/>
        </draw:connector>
        <draw:custom-shape draw:style-name="gr2" draw:text-style-name="P2" xml:id="id5" draw:id="id5" draw:layer="layout" svg:width="0.7cm" svg:height="1.1cm" svg:x="8.9cm" svg:y="13.1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3cm" svg:height="1.4cm" svg:x="9.9cm" svg:y="10.6cm">
          <draw:text-box>
            <text:p text:style-name="P4"><text:span text:style-name="T1">close(fd[0]);</text:span><text:span text:style-name="T1"><text:line-break/></text:span><text:span text:style-name="T1">dup2(fd[1],1);</text:span></text:p>
          </draw:text-box>
        </draw:frame>
        <draw:connector draw:style-name="gr3" draw:text-style-name="P3" draw:layer="layout" draw:type="curve" svg:x1="9.25cm" svg:y1="11.8cm" svg:x2="9.25cm" svg:y2="13.15cm" draw:start-shape="id3" draw:start-glue-point="2" draw:end-shape="id5" draw:end-glue-point="0" svg:d="M9250 11800v1350" svg:viewBox="0 0 1 1351">
          <text:p/>
        </draw:connector>
        <draw:custom-shape draw:style-name="gr7" draw:text-style-name="P7" draw:layer="layout" svg:width="5.7cm" svg:height="7.1cm" svg:x="7.6cm" svg:y="9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7cm" svg:height="7.1cm" svg:x="1.8cm" svg:y="9.9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8.9cm" svg:y1="13.7cm" svg:x2="5.7cm" svg:y2="13.7cm" draw:start-shape="id5" draw:start-glue-point="3" draw:end-shape="id2" draw:end-glue-point="1" svg:d="M8900 13700h-3200" svg:viewBox="0 0 3201 1">
          <text:p/>
        </draw:connector>
        <draw:frame draw:style-name="gr4" draw:text-style-name="P5" draw:layer="layout" svg:width="2.7cm" svg:height="0.725cm" svg:x="7cm" svg:y="12.9cm">
          <draw:text-box>
            <text:p text:style-name="P4"><text:span text:style-name="T1">write(1)</text:span></text:p>
          </draw:text-box>
        </draw:frame>
        <draw:custom-shape draw:style-name="gr2" draw:text-style-name="P2" draw:layer="layout" svg:width="0.7cm" svg:height="1.1cm" svg:x="5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2.8cm" svg:height="0.725cm" svg:x="2.1cm" svg:y="10.775cm">
          <draw:text-box>
            <text:p text:style-name="P4"><text:span text:style-name="T1">close(fd[1]);</text:span></text:p>
          </draw:text-box>
        </draw:frame>
        <draw:frame draw:style-name="gr10" draw:text-style-name="P5" draw:layer="layout" svg:width="2.8cm" svg:height="0.725cm" svg:x="2.1cm" svg:y="13.3cm">
          <draw:text-box>
            <text:p text:style-name="P4"><text:span text:style-name="T1">read(fd[0]);</text:span></text:p>
          </draw:text-box>
        </draw:frame>
        <draw:custom-shape draw:style-name="gr2" draw:text-style-name="P2" xml:id="id7" draw:id="id7" draw:layer="layout" svg:width="0.7cm" svg:height="1.1cm" svg:x="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8" draw:id="id8" draw:layer="layout" svg:width="1.7cm" svg:height="0.8cm" svg:x="4.5cm" svg:y="17.8cm">
          <text:p text:style-name="P6">exit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.8cm" svg:height="0.725cm" svg:x="2.1cm" svg:y="15.675cm">
          <draw:text-box>
            <text:p text:style-name="P4"><text:span text:style-name="T1">waitpid();</text:span></text:p>
          </draw:text-box>
        </draw:frame>
        <draw:frame draw:style-name="gr10" draw:text-style-name="P5" draw:layer="layout" svg:width="2.8cm" svg:height="0.725cm" svg:x="2.1cm" svg:y="13.301cm">
          <draw:text-box>
            <text:p text:style-name="P4"><text:span text:style-name="T1">read(fd[0]);</text:span></text:p>
          </draw:text-box>
        </draw:frame>
        <draw:connector draw:style-name="gr3" draw:text-style-name="P3" draw:layer="layout" draw:type="curve" svg:x1="5.35cm" svg:y1="14.25cm" svg:x2="5.35cm" svg:y2="15.5cm" draw:start-shape="id2" draw:start-glue-point="2" draw:end-shape="id7" draw:end-glue-point="0" svg:d="M5350 14250v1250" svg:viewBox="0 0 1 1251">
          <text:p/>
        </draw:connector>
        <draw:connector draw:style-name="gr3" draw:text-style-name="P3" draw:layer="layout" draw:type="curve" svg:x1="5.35cm" svg:y1="16.6cm" svg:x2="5.35cm" svg:y2="17.8cm" draw:start-shape="id7" draw:start-glue-point="2" draw:end-shape="id8" draw:end-glue-point="0" svg:d="M5350 16600v1200" svg:viewBox="0 0 1 1201">
          <text:p/>
        </draw:connector>
        <draw:frame draw:style-name="gr10" draw:text-style-name="P5" draw:layer="layout" svg:width="2.8cm" svg:height="0.725cm" svg:x="1.8cm" svg:y="9cm">
          <draw:text-box>
            <text:p text:style-name="P4"><text:span text:style-name="T1">parent</text:span></text:p>
          </draw:text-box>
        </draw:frame>
        <draw:frame draw:style-name="gr10" draw:text-style-name="P9" draw:layer="layout" svg:width="2.8cm" svg:height="0.725cm" svg:x="10.4cm" svg:y="9.1cm">
          <draw:text-box>
            <text:p text:style-name="P8"><text:span text:style-name="T1">chil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24T16:17:14.658000000</meta:creation-date>
    <dc:date>2022-02-24T17:10:16.311000000</dc:date>
    <meta:editing-duration>PT12M19S</meta:editing-duration>
    <meta:editing-cycles>2</meta:editing-cycles>
    <meta:generator>LibreOffice/6.3.1.2$Windows_X86_64 LibreOffice_project/b79626edf0065ac373bd1df5c28bd630b4424273</meta:generator>
    <meta:document-statistic meta:object-count="31"/>
  </office:meta>
</office:document-meta>
</file>